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1.7999992370605pt" style:font-weight-asian="bold" style:font-size-complex="21.7999992370605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normal" style:font-size-asian="15.25pt" style:font-weight-asian="normal" style:font-size-complex="15.2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istendommen i verden</text:p>
      <text:p text:style-name="P2"><text:line-break/>Kristendommen i verden i dag består av ca. 2,1 milliarder mennesker og utgjør omtrent en tredjedel av verdens befolkning. I starten av 1500 tallet var kristendommen for det meste i Europa, men det var i løpet av denne tiden at man begynte å kolonisere Amerika og store deler av disse ble landene ble kristnet. Senere har kristendommen spredd seg til Afrika og Asia gjennom misjon. Nå er Afrika det kontinentet med flest kristen i hele verden foran Amerika og Asia. De fleste steder i verden har i dag et kristent miljø. Selv om det er flest kristne i Afrika og i Amerika er det Europa som er Kristendommens sentrum. Det er blant annet i Roma at paven i den katolske kristendommen bor og der han er mesteparten av tiden som pave, til han dør.</text:p>
      <text:p text:style-name="P2"/>
      <text:p text:style-name="P2">De katolske kristne utgjør den største delen av den kristne befolkningen med sine 1 milliard medlemmene. Dette utgjør cirka 50% av alle kristne i verden. Den protestantiske kristendommen består av omtrent 350 millioner mens den ortodokse kristendommen består av 250 millioner. <text:s text:c="5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nb" fo:country="NO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08:54:17.75</meta:creation-date>
    <dc:date>2013-05-14T09:21:34.01</dc:date>
    <meta:editing-duration>PT00H27M1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3" meta:word-count="178" meta:character-count="1590"/>
  </office:meta>
</office:document-meta>
</file>